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18_12-05-08_000.jpg</text:p>
          </table:table-cell>
          <table:table-cell table:style-name="ce19" office:value-type="string">
            <text:p>:m 1*2 / math / topic=代数, about=(x^2+y^2+z^2=x+y+z)のための条件,other=~,id=9NAS:s-1</text:p>
          </table:table-cell>
          <table:table-cell table:style-name="ce19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2]=&quot;&quot;;[.C2];CONCATENATE([.C2];&quot; / &quot;;[.E2]))" office:value-type="string" office:string-value=":m 1*2 / math / topic=代数, about=(x^2+y^2+z^2=x+y+z)のための条件,other=~,id=9NAS:s-1">
            <text:p>:m 1*2 / math / topic=代数, about=(x^2+y^2+z^2=x+y+z)のための条件,other=~,id=9NAS: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18_12-05-26_000.jpg</text:p>
          </table:table-cell>
          <table:table-cell table:style-name="ce19" office:value-type="string">
            <text:p>:m 2*2 / math / topic=代数, about=(x^2+y^2+z^2=x+y+z)のための条件,other=~,id=9NAS:s-1 / N+</text:p>
          </table:table-cell>
          <table:table-cell table:style-name="ce19"/>
          <table:table-cell table:style-name="ce4"/>
          <table:table-cell table:style-name="ce4" office:value-type="string">
            <text:p>N-35-35-28.614807 E-139-34-48.995361</text:p>
          </table:table-cell>
          <table:table-cell table:style-name="ce38" table:formula="of:=IF([.E3]=&quot;&quot;;[.C3];CONCATENATE([.C3];&quot; / &quot;;[.E3]))" office:value-type="string" office:string-value=":m 2*2 / math / topic=代数, about=(x^2+y^2+z^2=x+y+z)のための条件,other=~,id=9NAS:s-1 / N+">
            <text:p>:m 2*2 / math / topic=代数, about=(x^2+y^2+z^2=x+y+z)のための条件,other=~,id=9NAS:s-1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18_13-21-32_000.jpg</text:p>
          </table:table-cell>
          <table:table-cell table:style-name="ce4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18_15-01-27_000.jpg</text:p>
          </table:table-cell>
          <table:table-cell table:style-name="ce19" office:value-type="string">
            <text:p>:m 1*2 / math / topic=代数：ベクトル代数, about=m-&gt;=k_1*a_1-&gt;+k_2*a_2-&gt;+k_3*a_3-&gt;,other=theorem+;q+:open:合成するベクトルたちがつくる中心角。それらの合計,id=C2RC:s-1</text:p>
          </table:table-cell>
          <table:table-cell table:style-name="ce19"/>
          <table:table-cell table:style-name="ce4"/>
          <table:table-cell table:style-name="ce4" office:value-type="string">
            <text:p>N-35-35-28.49121 E-139-34-49.215087</text:p>
          </table:table-cell>
          <table:table-cell table:style-name="ce38" table:formula="of:=IF([.E5]=&quot;&quot;;[.C5];CONCATENATE([.C5];&quot; / &quot;;[.E5]))" office:value-type="string" office:string-value=":m 1*2 / math / topic=代数：ベクトル代数, about=m-&gt;=k_1*a_1-&gt;+k_2*a_2-&gt;+k_3*a_3-&gt;,other=theorem+;q+:open:合成するベクトルたちがつくる中心角。それらの合計,id=C2RC:s-1">
            <text:p>:m 1*2 / math / topic=代数：ベクトル代数, about=m-&gt;=k_1*a_1-&gt;+k_2*a_2-&gt;+k_3*a_3-&gt;,other=theorem+;q+:open:合成するベクトルたちがつくる中心角。それらの合計,id=C2RC: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18_15-01-49_000.jpg</text:p>
          </table:table-cell>
          <table:table-cell table:style-name="ce19" office:value-type="string">
            <text:p>:m 2*2 / math / topic=代数：ベクトル代数, about=m-&gt;=k_1*a_1-&gt;+k_2*a_2-&gt;+k_3*a_3-&gt;,other=theorem+;q+:open:合成するベクトルたちがつくる中心角。それらの合計,id=C2RC:s-1</text:p>
          </table:table-cell>
          <table:table-cell table:style-name="ce19"/>
          <table:table-cell table:style-name="ce4"/>
          <table:table-cell table:style-name="ce4" office:value-type="string">
            <text:p>N-35-35-28.642272 E-139-34-48.885498</text:p>
          </table:table-cell>
          <table:table-cell table:style-name="ce38" table:formula="of:=IF([.E6]=&quot;&quot;;[.C6];CONCATENATE([.C6];&quot; / &quot;;[.E6]))" office:value-type="string" office:string-value=":m 2*2 / math / topic=代数：ベクトル代数, about=m-&gt;=k_1*a_1-&gt;+k_2*a_2-&gt;+k_3*a_3-&gt;,other=theorem+;q+:open:合成するベクトルたちがつくる中心角。それらの合計,id=C2RC:s-1">
            <text:p>:m 2*2 / math / topic=代数：ベクトル代数, about=m-&gt;=k_1*a_1-&gt;+k_2*a_2-&gt;+k_3*a_3-&gt;,other=theorem+;q+:open:合成するベクトルたちがつくる中心角。それらの合計,id=C2RC: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18_16-10-42_000.jpg</text:p>
          </table:table-cell>
          <table:table-cell table:style-name="ce19" office:value-type="string">
            <text:p>:m 1*2 / math / topic=三角関数, about=((sinθ)^3-(cosθ)^3);(sinθ*cosθ),other=theorem+:(((sinθ)^3-(cosθ)^3)=0),w=積和公式,id=VREM:s-1</text:p>
          </table:table-cell>
          <table:table-cell table:style-name="ce19"/>
          <table:table-cell table:style-name="ce4"/>
          <table:table-cell table:style-name="ce4" office:value-type="string">
            <text:p>N-35-35-28.697204 E-139-34-49.489746</text:p>
          </table:table-cell>
          <table:table-cell table:style-name="ce38" table:formula="of:=IF([.E7]=&quot;&quot;;[.C7];CONCATENATE([.C7];&quot; / &quot;;[.E7]))" office:value-type="string" office:string-value=":m 1*2 / math / topic=三角関数, about=((sinθ)^3-(cosθ)^3);(sinθ*cosθ),other=theorem+:(((sinθ)^3-(cosθ)^3)=0),w=積和公式,id=VREM:s-1">
            <text:p>:m 1*2 / math / topic=三角関数, about=((sinθ)^3-(cosθ)^3);(sinθ*cosθ),other=theorem+:(((sinθ)^3-(cosθ)^3)=0),w=積和公式,id=VREM: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18_16-11-24_000.jpg</text:p>
          </table:table-cell>
          <table:table-cell table:style-name="ce19" office:value-type="string">
            <text:p>:m 2*2 / math / topic=三角関数, about=((sinθ)^3-(cosθ)^3),other=FOUND+:(((sinθ)^3-(cosθ)^3)=0)から、(sin+cos)^2=sin*cosを導くこと。できない,w=~,id=VREM:s-1</text:p>
          </table:table-cell>
          <table:table-cell table:style-name="ce18"/>
          <table:table-cell table:style-name="ce4"/>
          <table:table-cell table:style-name="ce4" office:value-type="string">
            <text:p>N-35-35-28.518676 E-139-34-49.215087</text:p>
          </table:table-cell>
          <table:table-cell table:style-name="ce38" table:formula="of:=IF([.E8]=&quot;&quot;;[.C8];CONCATENATE([.C8];&quot; / &quot;;[.E8]))" office:value-type="string" office:string-value=":m 2*2 / math / topic=三角関数, about=((sinθ)^3-(cosθ)^3),other=FOUND+:(((sinθ)^3-(cosθ)^3)=0)から、(sin+cos)^2=sin*cosを導くこと。できない,w=~,id=VREM:s-1">
            <text:p>:m 2*2 / math / topic=三角関数, about=((sinθ)^3-(cosθ)^3),other=FOUND+:(((sinθ)^3-(cosθ)^3)=0)から、(sin+cos)^2=sin*cosを導くこと。できない,w=~,id=VREM: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18_17-05-59_000.jpg</text:p>
          </table:table-cell>
          <table:table-cell table:style-name="ce19" office:value-type="string">
            <text:p>:m 1-2*3 / math / topic=複素数の指数関数表示, about=e^(i*θ)において、θを(-i)とすると、オイラーの公式において、左辺は実数。右辺の、三角関数の和の各項。実数か、複素数か,other=~,w=~,id=RDR1:s-1</text:p>
          </table:table-cell>
          <table:table-cell table:style-name="ce19"/>
          <table:table-cell table:style-name="ce4"/>
          <table:table-cell table:style-name="ce4" office:value-type="string">
            <text:p>N-35-35-28.504943 E-139-34-49.105224</text:p>
          </table:table-cell>
          <table:table-cell table:style-name="ce38" table:formula="of:=IF([.E9]=&quot;&quot;;[.C9];CONCATENATE([.C9];&quot; / &quot;;[.E9]))" office:value-type="string" office:string-value=":m 1-2*3 / math / topic=複素数の指数関数表示, about=e^(i*θ)において、θを(-i)とすると、オイラーの公式において、左辺は実数。右辺の、三角関数の和の各項。実数か、複素数か,other=~,w=~,id=RDR1:s-1">
            <text:p>:m 1-2*3 / math / topic=複素数の指数関数表示, about=e^(i*θ)において、θを(-i)とすると、オイラーの公式において、左辺は実数。右辺の、三角関数の和の各項。実数か、複素数か,other=~,w=~,id=RDR1: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18_17-06-27_000.jpg</text:p>
          </table:table-cell>
          <table:table-cell table:style-name="ce19" office:value-type="string">
            <text:p>:m 3*3 / math / topic=複素数の指数関数表示, about=e^(i*θ)において、θを(-i)とすると、オイラーの公式において、左辺は実数。右辺の、三角関数の和の各項。実数か、複素数か,other=~,w=~,id=RDR1:s-1</text:p>
          </table:table-cell>
          <table:table-cell table:style-name="ce19"/>
          <table:table-cell table:style-name="ce4"/>
          <table:table-cell table:style-name="ce4" office:value-type="string">
            <text:p>N-35-35-28.546142 E-139-34-48.995361</text:p>
          </table:table-cell>
          <table:table-cell table:style-name="ce38" table:formula="of:=IF([.E10]=&quot;&quot;;[.C10];CONCATENATE([.C10];&quot; / &quot;;[.E10]))" office:value-type="string" office:string-value=":m 3*3 / math / topic=複素数の指数関数表示, about=e^(i*θ)において、θを(-i)とすると、オイラーの公式において、左辺は実数。右辺の、三角関数の和の各項。実数か、複素数か,other=~,w=~,id=RDR1:s-1">
            <text:p>:m 3*3 / math / topic=複素数の指数関数表示, about=e^(i*θ)において、θを(-i)とすると、オイラーの公式において、左辺は実数。右辺の、三角関数の和の各項。実数か、複素数か,other=~,w=~,id=RDR1:s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18_19-07-25_000.jpg</text:p>
          </table:table-cell>
          <table:table-cell table:style-name="ce19" office:value-type="string">
            <text:p>:PHOTO 記録 / 文書　/ occasion=購入：ダイソー / for=腕時計 / doc=取扱説明書</text:p>
          </table:table-cell>
          <table:table-cell table:style-name="ce17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8" table:formula="of:=IF([.E11]=&quot;&quot;;[.C11];CONCATENATE([.C11];&quot; / &quot;;[.E11]))" office:value-type="string" office:string-value=":PHOTO 記録 / 文書　/ occasion=購入：ダイソー / for=腕時計 / doc=取扱説明書">
            <text:p>:PHOTO 記録 / 文書　/ occasion=購入：ダイソー / for=腕時計 / doc=取扱説明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19_01-56-09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8.463745 E-139-34-49.215087</text:p>
          </table:table-cell>
          <table:table-cell table:style-name="ce38" table:formula="of:=IF([.E12]=&quot;&quot;;[.C12];CONCATENATE([.C12];&quot; / &quot;;[.E12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2021-09-19_01-56-18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463745 E-139-34-49.215087</text:p>
          </table:table-cell>
          <table:table-cell table:style-name="ce38" table:formula="of:=IF([.E13]=&quot;&quot;;[.C13];CONCATENATE([.C13];&quot; / &quot;;[.E13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9-19_07-39-30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8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9-19_08-20-21_000.jpg</text:p>
          </table:table-cell>
          <table:table-cell table:style-name="ce8" office:value-type="string">
            <text:p>:m :? #*# / topic=数学：複素数 / content=複素数同士の比。実数になりうるか。 / status=COMPLETE</text:p>
          </table:table-cell>
          <table:table-cell table:style-name="ce19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8" table:formula="of:=IF([.E15]=&quot;&quot;;[.C15];CONCATENATE([.C15];&quot; / &quot;;[.E15]))" office:value-type="string" office:string-value=":m :? #*# / topic=数学：複素数 / content=複素数同士の比。実数になりうるか。 / status=COMPLETE">
            <text:p>:m :? #*# / topic=数学：複素数 / content=複素数同士の比。実数になりうるか。 / status=COMPLETE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9-19_08-20-48_000.jpg</text:p>
          </table:table-cell>
          <table:table-cell table:style-name="ce8" office:value-type="string">
            <text:p>:m #*# / phys / topic=空気抵抗, about=丸い形状の面。空気抵抗の大きさ,other=~,w=~,id=RC2Z:s-1 / N~</text:p>
          </table:table-cell>
          <table:table-cell table:style-name="ce19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8" table:formula="of:=IF([.E16]=&quot;&quot;;[.C16];CONCATENATE([.C16];&quot; / &quot;;[.E16]))" office:value-type="string" office:string-value=":m #*# / phys / topic=空気抵抗, about=丸い形状の面。空気抵抗の大きさ,other=~,w=~,id=RC2Z:s-1 / N~">
            <text:p>:m #*# / phys / topic=空気抵抗, about=丸い形状の面。空気抵抗の大きさ,other=~,w=~,id=RC2Z:s-1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9">2021/09/19</text:date>, <text:time>09:46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19T09:46:13.13</dc:date>
    <dc:creator>iwabuchi ken</dc:creator>
    <meta:editing-duration>P37DT5H47M21S</meta:editing-duration>
    <meta:editing-cycles>13359</meta:editing-cycles>
    <meta:document-statistic meta:table-count="1" meta:cell-count="461" meta:object-count="0"/>
  </office:meta>
</office:document-meta>
</file>